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2016</text:p>
          </table:table-cell>
          <table:covered-table-cell table:style-name="ce5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2018</text:p>
          </table:table-cell>
          <table:covered-table-cell table:number-columns-repeated="2" table:style-name="ce5"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5" office:value-type="string" calcext:value-type="string">
            <text:p>6/24</text:p>
          </table:table-cell>
          <table:table-cell table:style-name="ce5" office:value-type="string" calcext:value-type="string">
            <text:p>11/30</text:p>
          </table:table-cell>
          <table:table-cell table:style-name="ce8" office:value-type="string" calcext:value-type="string">
            <text:p>5/30</text:p>
          </table:table-cell>
          <table:table-cell table:style-name="ce8" office:value-type="string" calcext:value-type="string">
            <text:p>11/6</text:p>
          </table:table-cell>
          <table:table-cell table:style-name="ce8" office:value-type="string" calcext:value-type="string">
            <text:p>11/14</text:p>
          </table:table-cell>
          <table:table-cell table:style-name="ce5" office:value-type="string" calcext:value-type="string">
            <text:p>5/17</text:p>
          </table:table-cell>
          <table:table-cell table:style-name="ce5" office:value-type="string" calcext:value-type="string">
            <text:p>11/30</text:p>
          </table:table-cell>
          <table:table-cell table:style-name="ce5" office:value-type="string" calcext:value-type="string">
            <text:p>12/3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4:.L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5:.L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6:.L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7:.L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8:.L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9:.L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0:.L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12:.L1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13:.L1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14:.L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15:.L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6:.L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17:.L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8:.L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19:.L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21:.L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22:.L2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23:.L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24:.L2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25:.L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26:.L2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27:.L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28:.L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29:.L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0:.L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31:.L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33:.L3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34:.L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5:.L35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36:.L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37:.L3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38:.L38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39:.L3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40:.L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41:.L4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42:.L4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43:.L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44:.L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45:.L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46:.L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48:.L48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49:.L4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50:.L5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51:.L5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52:.L5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53:.L5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54:.L5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55:.L5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56:.L5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58:.L5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59:.L5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60:.L6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61:.L6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62:.L6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63:.L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64:.L6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65:.L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67:.L6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68:.L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69:.L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70:.L7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71:.L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72:.L7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73:.L7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74:.L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76:.L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2"/>
          <table:table-cell table:style-name="ce1" table:formula="of:=SUM([.D77:.L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2"/>
          <table:table-cell table:style-name="ce1" table:formula="of:=SUM([.D78:.L7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2"/>
          <table:table-cell table:style-name="ce1" table:formula="of:=SUM([.D79:.L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2"/>
          <table:table-cell table:style-name="ce1" table:formula="of:=SUM([.D80:.L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/>
          <table:table-cell table:style-name="ce1" table:formula="of:=SUM([.D81:.L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82:.L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1" table:formula="of:=SUM([.D83:.L8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84:.L8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/>
          <table:table-cell table:style-name="ce1" table:formula="of:=SUM([.D85:.L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86])" office:value-type="float" office:value="10" calcext:value-type="float">
            <text:p>10</text:p>
          </table:table-cell>
          <table:table-cell table:style-name="ce6" table:formula="of:=SUM([.E4:.E86])" office:value-type="float" office:value="10" calcext:value-type="float">
            <text:p>10</text:p>
          </table:table-cell>
          <table:table-cell table:style-name="ce9" table:formula="of:=SUM([.F4:.F86])" office:value-type="float" office:value="10" calcext:value-type="float">
            <text:p>10</text:p>
          </table:table-cell>
          <table:table-cell table:style-name="ce9" table:formula="of:=SUM([.G4:.G86])" office:value-type="float" office:value="10" calcext:value-type="float">
            <text:p>10</text:p>
          </table:table-cell>
          <table:table-cell table:style-name="ce9" table:formula="of:=SUM([.H4:.H86])" office:value-type="float" office:value="10" calcext:value-type="float">
            <text:p>10</text:p>
          </table:table-cell>
          <table:table-cell table:style-name="ce6" table:formula="of:=SUM([.I4:.I86])" office:value-type="float" office:value="10" calcext:value-type="float">
            <text:p>10</text:p>
          </table:table-cell>
          <table:table-cell table:style-name="ce6" table:formula="of:=SUM([.J4:.J86])" office:value-type="float" office:value="10" calcext:value-type="float">
            <text:p>10</text:p>
          </table:table-cell>
          <table:table-cell table:style-name="ce6" table:formula="of:=SUM([.K4:.K86])" office:value-type="float" office:value="10" calcext:value-type="float">
            <text:p>10</text:p>
          </table:table-cell>
          <table:table-cell table:style-name="ce2"/>
          <table:table-cell table:style-name="ce1" table:formula="of:=SUM([.D87:.L87])" office:value-type="float" office:value="80" calcext:value-type="float">
            <text:p>80</text:p>
          </table:table-cell>
        </table:table-row>
        <table:table-row table:style-name="ro1" table:number-rows-repeated="104848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8T15:43:31.803131022</dc:date>
    <meta:editing-duration>PT1H46M34S</meta:editing-duration>
    <meta:editing-cycles>11</meta:editing-cycles>
    <meta:generator>LibreOffice/5.1.6.2$Linux_X86_64 LibreOffice_project/10m0$Build-2</meta:generator>
    <meta:document-statistic meta:table-count="1" meta:cell-count="437" meta:object-count="0"/>
  </office:meta>
</office:document-meta>
</file>